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movie</text:h>
      <text:h text:outline-level="2" text:style-name="Heading_2" text:is-list-header="true">Table structure for table addmovie</text:h>
      <table:table table:name="addmovi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ovie_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yp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rtist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vie_description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addmovie</text:h>
      <table:table table:name="addmovie_structure">
        <table:table-column table:number-columns-repeated="4"/>
        <table:table-row>
          <table:table-cell office:value-type="string">
            <text:p>movie_name</text:p>
          </table:table-cell>
          <table:table-cell office:value-type="string">
            <text:p>type</text:p>
          </table:table-cell>
          <table:table-cell office:value-type="string">
            <text:p>artist</text:p>
          </table:table-cell>
          <table:table-cell office:value-type="string">
            <text:p>movie_description</text:p>
          </table:table-cell>
        </table:table-row>
        <table:table-row>
          <table:table-cell office:value-type="string">
            <text:p>Overloaded(2018)</text:p>
          </table:table-cell>
          <table:table-cell office:value-type="string">
            <text:p>Hollywood</text:p>
          </table:table-cell>
          <table:table-cell office:value-type="string">
            <text:p>various</text:p>
          </table:table-cell>
          <table:table-cell office:value-type="string">
            <text:p>A small group of American soldiers find horror behind enemy lines on the eve of D-Day.</text:p>
          </table:table-cell>
        </table:table-row>
      </table:table>
      <text:h text:outline-level="2" text:style-name="Heading_2" text:is-list-header="true">Table structure for table admin</text:h>
      <table:table table:name="admi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User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admin</text:h>
      <table:table table:name="admin_structure">
        <table:table-column table:number-columns-repeated="2"/>
        <table:table-row>
          <table:table-cell office:value-type="string">
            <text:p>User</text:p>
          </table:table-cell>
          <table:table-cell office:value-type="string">
            <text:p>Password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min</text:p>
          </table:table-cell>
        </table:table-row>
      </table:table>
      <text:h text:outline-level="2" text:style-name="Heading_2" text:is-list-header="true">Table structure for table employee</text:h>
      <table:table table:name="employe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employee_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_Id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bile_No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sition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rital_Status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nder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OB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ary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adhar_No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employee</text:h>
      <table:table table:name="employee_structure">
        <table:table-column table:number-columns-repeated="12"/>
        <table:table-row>
          <table:table-cell office:value-type="string">
            <text:p>employee_Name</text:p>
          </table:table-cell>
          <table:table-cell office:value-type="string">
            <text:p>email_Id</text:p>
          </table:table-cell>
          <table:table-cell office:value-type="string">
            <text:p>mobile_No</text:p>
          </table:table-cell>
          <table:table-cell office:value-type="string">
            <text:p>address</text:p>
          </table:table-cell>
          <table:table-cell office:value-type="string">
            <text:p>position</text:p>
          </table:table-cell>
          <table:table-cell office:value-type="string">
            <text:p>marital_Status</text:p>
          </table:table-cell>
          <table:table-cell office:value-type="string">
            <text:p>gender</text:p>
          </table:table-cell>
          <table:table-cell office:value-type="string">
            <text:p>password</text:p>
          </table:table-cell>
          <table:table-cell office:value-type="string">
            <text:p>dOB</text:p>
          </table:table-cell>
          <table:table-cell office:value-type="string">
            <text:p>state</text:p>
          </table:table-cell>
          <table:table-cell office:value-type="string">
            <text:p>salary</text:p>
          </table:table-cell>
          <table:table-cell office:value-type="string">
            <text:p>aadhar_No</text:p>
          </table:table-cell>
        </table:table-row>
        <table:table-row>
          <table:table-cell office:value-type="string">
            <text:p>Diljot Singh</text:p>
          </table:table-cell>
          <table:table-cell office:value-type="string">
            <text:p>diljots99@gmail.com</text:p>
          </table:table-cell>
          <table:table-cell office:value-type="string">
            <text:p>123456789</text:p>
          </table:table-cell>
          <table:table-cell office:value-type="string">
            <text:p>sirhind</text:p>
          </table:table-cell>
          <table:table-cell office:value-type="string">
            <text:p>Marketing</text:p>
          </table:table-cell>
          <table:table-cell office:value-type="string">
            <text:p>Single</text:p>
          </table:table-cell>
          <table:table-cell office:value-type="string">
            <text:p>Male</text:p>
          </table:table-cell>
          <table:table-cell office:value-type="string">
            <text:p>password</text:p>
          </table:table-cell>
          <table:table-cell office:value-type="string">
            <text:p>24 Jun, 1999</text:p>
          </table:table-cell>
          <table:table-cell office:value-type="string">
            <text:p>Punjab (PB)</text:p>
          </table:table-cell>
          <table:table-cell office:value-type="string">
            <text:p>12345</text:p>
          </table:table-cell>
          <table:table-cell office:value-type="string">
            <text:p>111122223333</text:p>
          </table:table-cell>
        </table:table-row>
      </table:table>
      <text:h text:outline-level="2" text:style-name="Heading_2" text:is-list-header="true">Table structure for table price</text:h>
      <table:table table:name="pric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ovie_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vie_Typ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_Gold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_Silver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_Eco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rice</text:h>
      <table:table table:name="price_structure">
        <table:table-column table:number-columns-repeated="5"/>
        <table:table-row>
          <table:table-cell office:value-type="string">
            <text:p>movie_Name</text:p>
          </table:table-cell>
          <table:table-cell office:value-type="string">
            <text:p>movie_Type</text:p>
          </table:table-cell>
          <table:table-cell office:value-type="string">
            <text:p>price_Gold</text:p>
          </table:table-cell>
          <table:table-cell office:value-type="string">
            <text:p>price_Silver</text:p>
          </table:table-cell>
          <table:table-cell office:value-type="string">
            <text:p>price_Eco</text:p>
          </table:table-cell>
        </table:table-row>
        <table:table-row>
          <table:table-cell office:value-type="string">
            <text:p>Overloaded(2018)</text:p>
          </table:table-cell>
          <table:table-cell office:value-type="string">
            <text:p>Hollywood</text:p>
          </table:table-cell>
          <table:table-cell office:value-type="string">
            <text:p>300</text:p>
          </table:table-cell>
          <table:table-cell office:value-type="string">
            <text:p>200</text:p>
          </table:table-cell>
          <table:table-cell office:value-type="string">
            <text:p>10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4</meta:generator>
    <meta:initial-creator>phpMyAdmin 4.8.4</meta:initial-creator>
    <meta:creation-date>2019-02-05T16:09:00</meta:creation-date>
  </office:meta>
</office:document-meta>
</file>